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B06E1C8D095359B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00000078000000438B06E1C8D095359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7T14:04:51.247000000</meta:creation-date>
    <dc:date>2023-06-27T14:08:12.900000000</dc:date>
    <meta:editing-duration>PT3M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3.2$Windows_X86_64 LibreOffice_project/9f56dff12ba03b9acd7730a5a481eea045e468f3</meta:generator>
  </office:meta>
</office:document-meta>
</file>